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officeooo:rsid="000ca2ce" officeooo:paragraph-rsid="000ca2ce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Courier New" fo:font-size="10pt" officeooo:rsid="000ca2ce" officeooo:paragraph-rsid="000ca2ce" style:font-size-asian="10pt" style:font-size-complex="10pt"/>
    </style:style>
    <style:style style:name="P3" style:family="paragraph" style:parent-style-name="Standard">
      <style:text-properties style:font-name="Courier New" fo:font-size="10pt" officeooo:rsid="000ca2ce" officeooo:paragraph-rsid="000d192d" style:font-size-asian="10pt" style:font-size-complex="10pt"/>
    </style:style>
    <style:style style:name="P4" style:family="paragraph" style:parent-style-name="Standard">
      <style:text-properties style:font-name="Courier New" fo:font-size="10pt" officeooo:rsid="000d192d" officeooo:paragraph-rsid="000d192d" style:font-size-asian="10pt" style:font-size-complex="10pt"/>
    </style:style>
    <style:style style:name="P5" style:family="paragraph" style:parent-style-name="Standard">
      <style:text-properties style:font-name="Courier New" fo:font-size="10pt" fo:font-weight="bold" officeooo:rsid="000ca2ce" officeooo:paragraph-rsid="000d192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ourier New" fo:font-size="10pt" fo:font-weight="bold" officeooo:rsid="000d192d" officeooo:paragraph-rsid="000d192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Courier New" fo:font-size="10pt" officeooo:rsid="000ca2ce" officeooo:paragraph-rsid="000d63e6" style:font-size-asian="10pt" style:font-size-complex="10pt"/>
    </style:style>
    <style:style style:name="P8" style:family="paragraph" style:parent-style-name="Standard">
      <style:text-properties style:font-name="Courier New" fo:font-size="10pt" officeooo:rsid="000d192d" officeooo:paragraph-rsid="000d63e6" style:font-size-asian="10pt" style:font-size-complex="10pt"/>
    </style:style>
    <style:style style:name="T1" style:family="text">
      <style:text-properties officeooo:rsid="000e88c8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officeooo:rsid="000d192d" style:font-weight-asian="bold" style:font-weight-complex="bold"/>
    </style:style>
    <style:style style:name="T6" style:family="text">
      <style:text-properties officeooo:rsid="000d192d"/>
    </style:style>
    <style:style style:name="T7" style:family="text">
      <style:text-properties officeooo:rsid="000ca2ce"/>
    </style:style>
    <style:style style:name="T8" style:family="text">
      <style:text-properties style:text-underline-style="dotted" style:text-underline-width="bold" style:text-underline-color="font-color" officeooo:rsid="000d192d"/>
    </style:style>
    <style:style style:name="T9" style:family="text">
      <style:text-properties style:text-underline-style="dotted" style:text-underline-width="bold" style:text-underline-color="font-color"/>
    </style:style>
    <style:style style:name="T10" style:family="text">
      <style:text-properties style:text-underline-style="none" officeooo:rsid="000d19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jercicio 1 Examen</text:span> </text:p>
      <text:p text:style-name="P1">Tema 4. Transformación de Entidades y Atributos </text:p>
      <text:p text:style-name="P1">Base de datos 25/26 </text:p>
      <text:p text:style-name="P1">Adrián Campos Espejo </text:p>
      <text:p text:style-name="P2"/>
      <text:p text:style-name="P1">1. Regla de transformacion de entidades y atributos</text:p>
      <text:p text:style-name="P2"/>
      <text:p text:style-name="P2">Vivienda (<text:span text:style-name="T2">#id</text:span>, direccion, superficie, <text:span text:style-name="T3">n_catastral</text:span>)</text:p>
      <text:p text:style-name="P2">Habitantes (<text:span text:style-name="T2">#id</text:span>, nombre, <text:span text:style-name="T3">dni</text:span>, fecha_nac, nacionalidad)</text:p>
      <text:p text:style-name="P2">Departamento (<text:span text:style-name="T2">#id</text:span>, nombre)</text:p>
      <text:p text:style-name="P2">Empleados (<text:span text:style-name="T2">#id</text:span>, <text:span text:style-name="T3">dni</text:span>, nombre, departamento, <text:span text:style-name="T3">nss</text:span>)</text:p>
      <text:p text:style-name="P2">Cita (<text:span text:style-name="T2">#id</text:span>, fecha, hora, descripcion)</text:p>
      <text:p text:style-name="P2">Curso (<text:span text:style-name="T2">#id</text:span>, titulo, jornadas, horas)</text:p>
      <text:p text:style-name="P2">Becas (<text:span text:style-name="T2">#id</text:span>, importe, requisitos)</text:p>
      <text:p text:style-name="P2">Actividades (<text:span text:style-name="T2">#id</text:span>, nombre, tipo, descripcion)</text:p>
      <text:p text:style-name="P2"/>
      <text:p text:style-name="P1">2. Regla de transformacion de jerarquía</text:p>
      <text:p text:style-name="P1"/>
      <text:p text:style-name="P2">Vivienda (<text:span text:style-name="T2">#id</text:span>, direccion, superficie, <text:span text:style-name="T3">n_catastral</text:span>)</text:p>
      <text:p text:style-name="P2">Habitantes (<text:span text:style-name="T2">#id</text:span>, nombre, <text:span text:style-name="T3">dni</text:span>, fecha_nac, nacionalidad)</text:p>
      <text:p text:style-name="P2">Departamento (<text:span text:style-name="T2">#id</text:span>, nombre)</text:p>
      <text:p text:style-name="P2">Empleados (<text:span text:style-name="T2">#id</text:span>, <text:span text:style-name="T3">dni</text:span>, nombre, departamento, <text:span text:style-name="T3">nss</text:span>)</text:p>
      <text:p text:style-name="P2">Cita (<text:span text:style-name="T2">#id</text:span>, fecha, hora, descripcion)</text:p>
      <text:p text:style-name="P2">Curso (<text:span text:style-name="T2">#id</text:span>, titulo, jornadas, horas)</text:p>
      <text:p text:style-name="P2">Becas (<text:span text:style-name="T2">#id</text:span>, importe, requisitos)</text:p>
      <text:p text:style-name="P2">Actividades (<text:span text:style-name="T4">#id</text:span>, nombre, tipo, descripcion)</text:p>
      <text:p text:style-name="P2"/>
      <text:p text:style-name="P2">Parados(<text:span text:style-name="T2">#habitantes_id</text:span>, fecha, personas_cargo, subsidio)</text:p>
      <text:p text:style-name="P2"><text:tab/>habitantes_id → Habitantes (Not null, M:C, B:C)</text:p>
      <text:p text:style-name="P2">Empleados (<text:span text:style-name="T2">#habitantes_id</text:span>, fecha_inicio, empresa, <text:span text:style-name="T3">nss</text:span>, salario, indefinido)</text:p>
      <text:p text:style-name="P2"><text:tab/>habitantes_id → Habitantes (Not null, M:C, B:C)</text:p>
      <text:p text:style-name="P2">Estudiantes (<text:span text:style-name="T2">#habitantes_id</text:span>, nivel, centro, <text:span text:style-name="T3">matricula</text:span>)</text:p>
      <text:p text:style-name="P2"><text:tab/>habitantes_id → Habitantes (Not null, M:C, B:C)</text:p>
      <text:p text:style-name="P2"/>
      <text:p text:style-name="P2"/>
      <text:p text:style-name="P1">3. Regla de transformacion de M:N</text:p>
      <text:p text:style-name="P1"/>
      <text:p text:style-name="P2">Vivienda (<text:span text:style-name="T2">#id</text:span>, direccion, superficie, <text:span text:style-name="T3">n_catastral</text:span>)</text:p>
      <text:p text:style-name="P2">Habitantes (<text:span text:style-name="T2">#id</text:span>, nombre, <text:span text:style-name="T3">dni</text:span>, fecha_nac, nacionalidad)</text:p>
      <text:p text:style-name="P2">Departamento (<text:span text:style-name="T2">#id</text:span>, nombre)</text:p>
      <text:p text:style-name="P2">Empleados (<text:span text:style-name="T2">#id</text:span>, <text:span text:style-name="T3">dni</text:span>, nombre, departamento, <text:span text:style-name="T3">nss</text:span>)</text:p>
      <text:p text:style-name="P2">Cita (<text:span text:style-name="T2">#id</text:span>, fecha, hora, descripcion)</text:p>
      <text:p text:style-name="P2">Curso (<text:span text:style-name="T2">#id</text:span>, titulo, jornadas, horas)</text:p>
      <text:p text:style-name="P2">Becas (<text:span text:style-name="T2">#id</text:span>, importe, requisitos)</text:p>
      <text:p text:style-name="P2">Actividades (<text:span text:style-name="T4">#id</text:span>, nombre, tipo, descripcion)</text:p>
      <text:p text:style-name="P2"/>
      <text:p text:style-name="P2">Parados(<text:span text:style-name="T2">#habitantes_id</text:span>, fecha, personas_cargo, subsidio)</text:p>
      <text:p text:style-name="P2"><text:tab/>habitantes_id → Habitantes (Not null, M:C, B:C)</text:p>
      <text:p text:style-name="P2">Empleados (<text:span text:style-name="T2">#habitantes_id</text:span>, fecha_inicio, empresa, <text:span text:style-name="T3">nss</text:span>, salario, indefinido)</text:p>
      <text:p text:style-name="P2"><text:tab/>habitantes_id → Habitantes (Not null, M:C, B:C)</text:p>
      <text:p text:style-name="P2">Estudiantes (<text:span text:style-name="T2">#habitantes_id</text:span>, nivel, centro, <text:span text:style-name="T3">matricula</text:span>)</text:p>
      <text:p text:style-name="P2"><text:tab/>habitantes_id → Habitantes (Not null, M:C, B:C)</text:p>
      <text:p text:style-name="P2"/>
      <text:p text:style-name="P2">cursos_matricula_parados (<text:span text:style-name="T2">#curso_id, #</text:span><text:span text:style-name="T5">habitantes</text:span><text:span text:style-name="T2">_id</text:span>, fecha_inicio, fecha_fin)</text:p>
      <text:p text:style-name="P2"><text:tab/>curso_id → Curso (Not null, M:R, B:R)</text:p>
      <text:p text:style-name="P3"><text:tab/><text:span text:style-name="T6">habitantes</text:span>_id → <text:span text:style-name="T6">Parados </text:span>(Not null, M:<text:span text:style-name="T6">R, B:R</text:span>)</text:p>
      <text:p text:style-name="P2">empleados_inscribe_actividades <text:span text:style-name="T6">(</text:span><text:span text:style-name="T5">#actividades_id, #habitantes_id</text:span><text:span text:style-name="T6">, fechafin, fechainicio)</text:span></text:p>
      <text:p text:style-name="P3"><text:tab/><text:span text:style-name="T6">actividades_id → Actividades </text:span>(Not null, M:<text:span text:style-name="T6">R, B:R</text:span>)</text:p>
      <text:p text:style-name="P3"><text:tab/><text:span text:style-name="T6">habitantes_id → Empleados </text:span>(Not null, M:<text:span text:style-name="T6">R, B:R</text:span>)</text:p>
      <text:p text:style-name="P4">estudiantes_piden_becas (<text:span text:style-name="T2">#becas_id, #habitantes_id</text:span>)</text:p>
      <text:p text:style-name="P4"><text:tab/>becas_id → Becas <text:span text:style-name="T7">(Not null, M:</text:span>R, B:R<text:span text:style-name="T7">)</text:span></text:p>
      <text:p text:style-name="P4"><text:tab/>habitantes_id → Estudiantes <text:span text:style-name="T7">(Not null, M:</text:span>R, B:R<text:span text:style-name="T7">)</text:span></text:p>
      <text:p text:style-name="P4"/>
      <text:p text:style-name="P5"><text:soft-page-break/><text:span text:style-name="T6">4</text:span>. Regla de transformacion de <text:span text:style-name="T6">1:N</text:span></text:p>
      <text:p text:style-name="P5"/>
      <text:p text:style-name="P3">Vivienda (<text:span text:style-name="T2">#id</text:span>, direccion, superficie, <text:span text:style-name="T3">n_catastral</text:span>)</text:p>
      <text:p text:style-name="P3">Departamento (<text:span text:style-name="T2">#id</text:span>, nombre)</text:p>
      <text:p text:style-name="P3">Empleados (<text:span text:style-name="T2">#id</text:span>, <text:span text:style-name="T3">dni</text:span>, nombre, departamento, <text:span text:style-name="T3">nss</text:span>)</text:p>
      <text:p text:style-name="P3">Curso (<text:span text:style-name="T2">#id</text:span>, titulo, jornadas, horas)</text:p>
      <text:p text:style-name="P3">Becas (<text:span text:style-name="T2">#id</text:span>, importe, requisitos)</text:p>
      <text:p text:style-name="P3">Actividades (<text:span text:style-name="T4">#id</text:span>, nombre, tipo, descripcion)</text:p>
      <text:p text:style-name="P3"/>
      <text:p text:style-name="P3">Parados(<text:span text:style-name="T2">#habitantes_id</text:span>, fecha, personas_cargo, subsidio)</text:p>
      <text:p text:style-name="P3"><text:tab/>habitantes_id → Habitantes (Not null, M:C, B:C)</text:p>
      <text:p text:style-name="P3">Empleados (<text:span text:style-name="T2">#habitantes_id</text:span>, fecha_inicio, empresa, <text:span text:style-name="T3">nss</text:span>, salario, indefinido)</text:p>
      <text:p text:style-name="P3"><text:tab/>habitantes_id → Habitantes (Not null, M:C, B:C)</text:p>
      <text:p text:style-name="P3">Estudiantes (<text:span text:style-name="T2">#habitantes_id</text:span>, nivel, centro, <text:span text:style-name="T3">matricula</text:span>)</text:p>
      <text:p text:style-name="P3"><text:tab/>habitantes_id → Habitantes (Not null, M:C, B:C)</text:p>
      <text:p text:style-name="P3"/>
      <text:p text:style-name="P3">cursos_matricula_parados (<text:span text:style-name="T2">#curso_id, #</text:span><text:span text:style-name="T5">habitantes</text:span><text:span text:style-name="T2">_id</text:span>, fecha_inicio, fecha_fin)</text:p>
      <text:p text:style-name="P3"><text:tab/>curso_id → Curso (Not null, M:R, B:R)</text:p>
      <text:p text:style-name="P3"><text:tab/><text:span text:style-name="T6">habitantes</text:span>_id → <text:span text:style-name="T6">Parados </text:span>(Not null, M:<text:span text:style-name="T6">R, B:R</text:span>)</text:p>
      <text:p text:style-name="P3">empleados_inscribe_actividades <text:span text:style-name="T6">(</text:span><text:span text:style-name="T5">#actividades_id, #habitantes_id</text:span><text:span text:style-name="T6">, fechafin, fechainicio)</text:span></text:p>
      <text:p text:style-name="P3"><text:tab/><text:span text:style-name="T6">actividades_id → Actividades </text:span>(Not null, M:<text:span text:style-name="T6">R, B:R</text:span>)</text:p>
      <text:p text:style-name="P3"><text:tab/><text:span text:style-name="T6">habitantes_id → Empleados </text:span>(Not null, M:<text:span text:style-name="T6">R, B:R</text:span>)</text:p>
      <text:p text:style-name="P4">estudiantes_piden_becas (<text:span text:style-name="T2">#becas_id, #habitantes_id</text:span>)</text:p>
      <text:p text:style-name="P4"><text:tab/>becas_id → Becas <text:span text:style-name="T7">(Not null, M:</text:span>R, B:R<text:span text:style-name="T7">)</text:span></text:p>
      <text:p text:style-name="P4"><text:tab/>habitantes_id → Estudiantes <text:span text:style-name="T7">(Not null, M:</text:span>R, B:R<text:span text:style-name="T7">)</text:span></text:p>
      <text:p text:style-name="P4"/>
      <text:p text:style-name="P3">Habitantes (<text:span text:style-name="T2">#id</text:span>, nombre, <text:span text:style-name="T3">dni</text:span>, fecha_nac, nacionalidad, <text:span text:style-name="T8">vivienda_id</text:span>)</text:p>
      <text:p text:style-name="P3"><text:tab/><text:span text:style-name="T6">vivienda_id → Vivienda </text:span>(Not null, M:<text:span text:style-name="T6">R, B:R</text:span>)</text:p>
      <text:p text:style-name="P3"/>
      <text:p text:style-name="P4">departamento_pertenece_empleados (<text:span text:style-name="T2">#empleados_id</text:span>, <text:span text:style-name="T9">departamento_id</text:span>)</text:p>
      <text:p text:style-name="P4"><text:tab/>empleados_id → Empleados <text:span text:style-name="T7">(Not null, M:</text:span>R, B:R<text:span text:style-name="T7">)</text:span></text:p>
      <text:p text:style-name="P4"><text:tab/>departamento_id → Departamento <text:s/><text:span text:style-name="T7">(Not null, M:</text:span>R, B:R<text:span text:style-name="T7">)</text:span></text:p>
      <text:p text:style-name="P4"/>
      <text:p text:style-name="P3">Cita (<text:span text:style-name="T2">#id</text:span>, fecha, hora, descripcion, <text:span text:style-name="T8">habitantes_id</text:span><text:span text:style-name="T10">, </text:span><text:span text:style-name="T8">empleados_id</text:span><text:span text:style-name="T10">, descripcion, fecha_inicio, fecha_fin, resolucion</text:span>)</text:p>
      <text:p text:style-name="P3"><text:tab/><text:span text:style-name="T6">habitantes_id → Habitantes </text:span>(Not null, M:<text:span text:style-name="T6">R, B:R</text:span>)</text:p>
      <text:p text:style-name="P3"><text:tab/><text:span text:style-name="T6">empleados_id → Empleados </text:span>(Not null, M:<text:span text:style-name="T6">R, B:R</text:span>)</text:p>
      <text:p text:style-name="P3"/>
      <text:p text:style-name="P6">5. Modelo Relacional Definitivo</text:p>
      <text:p text:style-name="P6"/>
      <text:p text:style-name="P7">Vivienda (<text:span text:style-name="T2">#id</text:span>, direccion, superficie, <text:span text:style-name="T3">n_catastral</text:span>)</text:p>
      <text:p text:style-name="P7">Departamento (<text:span text:style-name="T2">#id</text:span>, nombre)</text:p>
      <text:p text:style-name="P7">Empleados (<text:span text:style-name="T2">#id</text:span>, <text:span text:style-name="T3">dni</text:span>, nombre, departamento, <text:span text:style-name="T3">nss</text:span>)</text:p>
      <text:p text:style-name="P7">Curso (<text:span text:style-name="T2">#id</text:span>, titulo, jornadas, horas)</text:p>
      <text:p text:style-name="P7">Becas (<text:span text:style-name="T2">#id</text:span>, importe, requisitos)</text:p>
      <text:p text:style-name="P7">Actividades (<text:span text:style-name="T4">#id</text:span>, nombre, tipo, descripcion)</text:p>
      <text:p text:style-name="P7"/>
      <text:p text:style-name="P7">Parados(<text:span text:style-name="T2">#habitantes_id</text:span>, fecha, personas_cargo, subsidio)</text:p>
      <text:p text:style-name="P7"><text:tab/>habitantes_id → Habitantes (Not null, M:C, B:C)</text:p>
      <text:p text:style-name="P7">Empleados (<text:span text:style-name="T2">#habitantes_id</text:span>, fecha_inicio, empresa, <text:span text:style-name="T3">nss</text:span>, salario, indefinido)</text:p>
      <text:p text:style-name="P7"><text:tab/>habitantes_id → Habitantes (Not null, M:C, B:C)</text:p>
      <text:p text:style-name="P7">Estudiantes (<text:span text:style-name="T2">#habitantes_id</text:span>, nivel, centro, <text:span text:style-name="T3">matricula</text:span>)</text:p>
      <text:p text:style-name="P7"><text:tab/>habitantes_id → Habitantes (Not null, M:C, B:C)</text:p>
      <text:p text:style-name="P7"/>
      <text:p text:style-name="P7">cursos_matricula_parados (<text:span text:style-name="T2">#curso_id, #</text:span><text:span text:style-name="T5">habitantes</text:span><text:span text:style-name="T2">_id</text:span>, fecha_inicio, fecha_fin)</text:p>
      <text:p text:style-name="P7"><text:tab/>curso_id → Curso (Not null, M:R, B:R)</text:p>
      <text:p text:style-name="P7"><text:tab/><text:span text:style-name="T6">habitantes</text:span>_id → <text:span text:style-name="T6">Parados </text:span>(Not null, M:<text:span text:style-name="T6">R, B:R</text:span>)</text:p>
      <text:p text:style-name="P7">empleados_inscribe_actividades <text:span text:style-name="T6">(</text:span><text:span text:style-name="T5">#actividades_id, #habitantes_id</text:span><text:span text:style-name="T6">, fechafin, fechainicio)</text:span></text:p>
      <text:p text:style-name="P7"><text:tab/><text:span text:style-name="T6">actividades_id → Actividades </text:span>(Not null, M:<text:span text:style-name="T6">R, B:R</text:span>)</text:p>
      <text:p text:style-name="P7"><text:tab/><text:span text:style-name="T6">habitantes_id → Empleados </text:span>(Not null, M:<text:span text:style-name="T6">R, B:R</text:span>)</text:p>
      <text:p text:style-name="P8">estudiantes_piden_becas (<text:span text:style-name="T2">#becas_id, #habitantes_id</text:span>)</text:p>
      <text:p text:style-name="P8"><text:tab/>becas_id → Becas <text:span text:style-name="T7">(Not null, M:</text:span>R, B:R<text:span text:style-name="T7">)</text:span></text:p>
      <text:p text:style-name="P8"><text:soft-page-break/><text:tab/>habitantes_id → Estudiantes <text:span text:style-name="T7">(Not null, M:</text:span>R, B:R<text:span text:style-name="T7">)</text:span></text:p>
      <text:p text:style-name="P8"/>
      <text:p text:style-name="P7">Habitantes (<text:span text:style-name="T2">#id</text:span>, nombre, <text:span text:style-name="T3">dni</text:span>, fecha_nac, nacionalidad, <text:span text:style-name="T8">vivienda_id</text:span>)</text:p>
      <text:p text:style-name="P7"><text:tab/><text:span text:style-name="T6">vivienda_id → Vivienda </text:span>(Not null, M:<text:span text:style-name="T6">R, B:R</text:span>)</text:p>
      <text:p text:style-name="P7"/>
      <text:p text:style-name="P8">departamento_pertenece_empleados (<text:span text:style-name="T2">#empleados_id</text:span>, <text:span text:style-name="T9">departamento_id</text:span>)</text:p>
      <text:p text:style-name="P8"><text:tab/>empleados_id → Empleados <text:span text:style-name="T7">(Not null, M:</text:span>R, B:R<text:span text:style-name="T7">)</text:span></text:p>
      <text:p text:style-name="P8"><text:tab/>departamento_id → Departamento <text:s/><text:span text:style-name="T7">(Not null, M:</text:span>R, B:R<text:span text:style-name="T7">)</text:span></text:p>
      <text:p text:style-name="P8"/>
      <text:p text:style-name="P7">Cita (<text:span text:style-name="T2">#id</text:span>, fecha, hora, descripcion, <text:span text:style-name="T8">habitantes_id</text:span><text:span text:style-name="T10">, </text:span><text:span text:style-name="T8">empleados_id</text:span><text:span text:style-name="T10">, descripcion, fecha_inicio, fecha_fin, resolucion</text:span>)</text:p>
      <text:p text:style-name="P7"><text:tab/><text:span text:style-name="T6">habitantes_id → Habitantes </text:span>(Not null, M:<text:span text:style-name="T6">R, B:R</text:span>)</text:p>
      <text:p text:style-name="P7"><text:tab/><text:span text:style-name="T6">empleados_id → Empleados </text:span>(Not null, M:<text:span text:style-name="T6">R, B:R</text:span>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09:43:16.050069200</meta:creation-date>
    <dc:date>2025-12-01T10:06:23.458464000</dc:date>
    <meta:editing-duration>PT1M21S</meta:editing-duration>
    <meta:editing-cycles>2</meta:editing-cycles>
    <meta:generator>LibreOffice/25.8.2.2$Windows_X86_64 LibreOffice_project/d401f2107ccab8f924a8e2df40f573aab7605b6f</meta:generator>
    <meta:document-statistic meta:table-count="0" meta:image-count="0" meta:object-count="0" meta:page-count="3" meta:paragraph-count="112" meta:word-count="645" meta:character-count="5470" meta:non-whitespace-character-count="4891"/>
  </office:meta>
</office:document-meta>
</file>